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zione classe Processore:</text:p>
      <text:p text:style-name="Standard"/>
      <text:p text:style-name="Standard">Sarà la classe principale per il calcolo della simulazione. Sarà il kernel del sistema, cioè colui che dirigerà le operazioni di scheduling dei processi e di gestione della memoria. Prenderà come ingressi tutti i dati relativi alla Simulazione ed richiamando un apposito metodo “exec” di esecuzione avvierà il calcolo della simulazione. Sarà possibile istanziare un sola volta questa classe.</text:p>
      <text:p text:style-name="Standard"/>
      <text:p text:style-name="Standard">Descrizione classe Gestore Memoria:</text:p>
      <text:p text:style-name="Standard"/>
      <text:p text:style-name="Standard">Si occuperà di fornire i metodi necessari a gestire la Memoria in generale, ossia gestire la memoria principale ovvero RAM e la memoria di SWAP. Prenderà in ingresso i dati relativi al processo da eseguire in un certo istante “t” nonché la politica di rimpiazzo delle pagine o segmenti. Restituirà in output dati e statistiche relative all'esecuzione nell'istante “t”. Prevederà quindi oltre ad un costruttore con parametri la politica di gestione, un metodo per caricare le pagine o segmenti dal disco alla Ram necessari all'esecuzione del processo, un metodo per il rilascio delle pagine a processo terminato, un metodo per caricare le pagine da SWAP in seguito ad un page-fault, infine un metodo per salvare le informazioni.</text:p>
      <text:p text:style-name="Standard"/>
      <text:p text:style-name="Standard">Descrizione classe RAM:</text:p>
      <text:p text:style-name="Standard"/>
      <text:p text:style-name="Standard">Sarà un'implementazione della classe astratta Memoria. Erediterà quindi tutti i metodi di Memoria e implementerà quelli astratti. Ad alto rappresenta la struttura della RAM nel sistema. Sarà una struttura dati di base quale lista o vettore, al fine di agevolare le operazioni che questa deve fornire.</text:p>
      <text:p text:style-name="Standard"/>
      <text:p text:style-name="Standard">Descrizione classe SWAP: </text:p>
      <text:p text:style-name="Standard"/>
      <text:p text:style-name="Standard">Come RAM</text:p>
      <text:p text:style-name="Standard"/>
      <text:p text:style-name="Standard">Descrizione classe Memoria:</text:p>
      <text:p text:style-name="Standard"/>
      <text:p text:style-name="Standard">Classe astratta che rappresenta una Memoria generica all'interno del sistema, come si può evincere dal diagramma delle classi sarà classe comune ai due tipi di memoria che si dovrà gestire. Avrà sicuramente un metodo per ottenere la percentuale di occupazione in un certo istante e uno per leggere le informazioni.</text:p>
      <text:p text:style-name="Standard"/>
      <text:p text:style-name="Standard">Descrizione interfaccia FrameMemoria</text:p>
      <text:p text:style-name="Standard"/>
      <text:p text:style-name="Standard">E' l'interfaccia tra i due sistemi di virtualizzazione della memoria, paginazione e segmentazione. Non presenta direttamente metodi ma funge solo da marcatore per consentire l'utilizzo di puntatori polimorfi da parte delle classi Memoria e PCB.</text:p>
      <text:p text:style-name="Standard"/>
      <text:p text:style-name="Standard">Descrizione classe Pagina</text:p>
      <text:p text:style-name="Standard"/>
      <text:p text:style-name="Standard">Implementa l'interfaccia FrameMemoria e la estende con i metodi significativi per manipolare una pagina di memoria. I principali metodi dovranno comunicare data una pagina se essa è caricata in ram e se è stata modificata, l'indirizzo del disco nel caso sia stata rimpiazzata, il tipo di pagina (dati o codice), ecc. Un metodo infine che permette di modificare gli attributi della pagina.</text:p>
      <text:p text:style-name="Standard"/>
      <text:p text:style-name="Standard">Descrizione classe Segmento</text:p>
      <text:p text:style-name="Standard"/>
      <text:p text:style-name="Standard">Analoga alla classe Pagina.</text:p>
      <text:p text:style-name="Standard"/>
      <text:p text:style-name="Standard"><text:soft-page-break/>Descrizione classe SegmentoPaginato</text:p>
      <text:p text:style-name="Standard"/>
      <text:p text:style-name="Standard">Del tutto simile alle altre classi Pagina e Segmento con l'unica differenza che implementa FrameMemoria e contiene una struttura di classi Pagina. I metodi saranno pressoché gli stessi.</text:p>
      <text:p text:style-name="Standard"/>
      <text:p text:style-name="Standard">Descrizione classe Scheduler</text:p>
      <text:p text:style-name="Standard"/>
      <text:p text:style-name="Standard">E' la classe che si occupa appunto del prerilascio dei processi. Prenderà come ingressi la PoliticaOrdinamentoProcessi e l'insieme dei TLB di tutti i processi pronti per fornire come uscita la giusta alternanza dei processi per ogni unità temporale. Si occupa di aggiornare i dati riguardanti i processi e di calcolare i risultati derivanti dalla schedulazione. Offrirà inoltre i metodi per aggiungere processi e rimuoverli quando essi terminano. Coopera direttamente con le classi TLB e <text:s/>Processore. La classe viene istanziata una sola volta al momento della creazione di una simulazione.</text:p>
      <text:p text:style-name="Standard"/>
      <text:p text:style-name="Standard">Descrizione classe PCB</text:p>
      <text:p text:style-name="Standard"/>
      <text:p text:style-name="Standard">E' la singola unita che descrive le caratteristiche di un processo quindi conterrà al suo interno solo i dati necessari alla schedulazione del processo e alla gestione della memoria. Come input prende un Processo e ne costruisce il PCB. Come output ad ogni istante mantiene i tempi di esecuzione del processo i puntatori alla memoria.</text:p>
      <text:p text:style-name="Standard"/>
      <text:p text:style-name="Standard">Descrizione classe Processo</text:p>
      <text:p text:style-name="Standard"/>
      <text:p text:style-name="Standard">E' l'istanza vera e propria di un processo. Differisce da PCB perchè esso non rappresenta soltanto il processo in esecuzione, ma esso esiste fin dalla creazione da parte dell'utente all'inizio della simulazione. Contiene i dati e i metodi per manipolare un proceso quali nome, id, tipo ecc, conterrà inoltre la sequenza di pagine che utilizzerà ad ogni suo istante di esecuzione. Prende come input i dati inseriti dall'utente. Sarà possibile istanziare fino ad un massimo di 20 istanze.</text:p>
      <text:p text:style-name="Standard"/>
      <text:p text:style-name="Standard">Descrizione classe ProcessoPriorità</text:p>
      <text:p text:style-name="Standard"/>
      <text:p text:style-name="Standard">Estende direttamente Processo mantenendo i dati per la gestione dei processi con priorità. Come processo ma aggiunge i metodi per impostarne la priorità.</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26T11:06:51</meta:creation-date>
    <dc:date>2008-01-26T16:26:49</dc:date>
    <meta:editing-cycles>7</meta:editing-cycles>
    <meta:editing-duration>PT1H5M37S</meta:editing-duration>
    <meta:user-defined meta:name="Info 1"/>
    <meta:user-defined meta:name="Info 2"/>
    <meta:user-defined meta:name="Info 3"/>
    <meta:user-defined meta:name="Info 4"/>
    <meta:document-statistic meta:table-count="0" meta:image-count="0" meta:object-count="0" meta:page-count="2" meta:paragraph-count="26" meta:word-count="689" meta:character-count="4521"/>
  </office:meta>
</office:document-meta>
</file>